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24/16</text:p>
      <text:p text:style-name="Standard"/>
      <text:p text:style-name="Standard">Today I managed to save files in my program, but to make it better I wanted to overwrite characters, I spent the rest of the day working on tha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4T17:54:14.37</meta:creation-date>
    <dc:date>2016-03-24T17:57:43.95</dc:date>
    <meta:editing-duration>PT3M2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" meta:word-count="32" meta:character-count="169"/>
  </office:meta>
</office:document-meta>
</file>